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22, 0-11 SL)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ral Roberts (13-10, 10-1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8</text:p>
          </table:table-cell>
          <table:table-cell office:value-type="string">
            <text:p>-.10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7</text:p>
          </table:table-cell>
          <table:table-cell office:value-type="string">
            <text:p>-.03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28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42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405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26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Fiona Harding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3</text:p>
          </table:table-cell>
          <table:table-cell office:value-type="string">
            <text:p>19</text:p>
          </table:table-cell>
          <table:table-cell office:value-type="string">
            <text:p>85</text:p>
          </table:table-cell>
          <table:table-cell office:value-type="string">
            <text:p>.047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6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4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63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11</text:p>
          </table:table-cell>
          <table:table-cell office:value-type="string">
            <text:p>83</text:p>
          </table:table-cell>
          <table:table-cell office:value-type="string">
            <text:p>.373</text:p>
          </table:table-cell>
          <table:table-cell office:value-type="string">
            <text:p>39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